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Planilha1" table:style-name="ta1">
        <table:shapes>
          <draw:frame draw:z-index="0" draw:style-name="gr1" svg:width="26.185cm" svg:height="13.613cm" svg:x="13.463cm" svg:y="40.839cm">
            <draw:object draw:notify-on-update-of-ranges="Planilha1.A3:Planilha1.A92 Planilha1.B2:Planilha1.B2 Planilha1.B3:Planilha1.B92 Planilha1.C2:Planilha1.C2 Planilha1.C3:Planilha1.C9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5.999cm" svg:height="8.999cm" svg:x="15.905cm" svg:y="0.526cm">
            <draw:object draw:notify-on-update-of-ranges="Planilha1.E3:Planilha1.E7 Planilha1.F2:Planilha1.F2 Planilha1.F3:Planilha1.F7 Planilha1.G2:Planilha1.G2 Planilha1.G3:Planilha1.G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32.627cm" svg:height="12.465cm" svg:x="8.095cm" svg:y="59.711cm">
            <draw:object draw:notify-on-update-of-ranges="Planilha1.B2:Planilha1.B2 Planilha1.B3:Planilha1.B152 Planilha1.C2:Planilha1.C2 Planilha1.C3:Planilha1.C15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2">
          <table:table-cell office:value-type="string">
            <text:p>t</text:p>
          </table:table-cell>
          <table:table-cell office:value-type="string">
            <text:p>Map_A</text:p>
          </table:table-cell>
          <table:table-cell office:value-type="string">
            <text:p>Map_PI_A</text:p>
          </table:table-cell>
          <table:table-cell/>
          <table:table-cell office:value-type="string">
            <text:p>TAM</text:p>
          </table:table-cell>
          <table:table-cell office:value-type="string">
            <text:p>Map_A</text:p>
          </table:table-cell>
          <table:table-cell office:value-type="string">
            <text:p>Map_PI_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9">
            <text:p>0,39</text:p>
          </table:table-cell>
          <table:table-cell office:value-type="float" office:value="0.536">
            <text:p>0,536</text:p>
          </table:table-cell>
          <table:table-cell/>
          <table:table-cell office:value-type="float" office:value="500">
            <text:p>500</text:p>
          </table:table-cell>
          <table:table-cell table:formula="of:=SUM([.B3:.B32])/30" office:value-type="float" office:value="0.396233333333333">
            <text:p>0,3962333333</text:p>
          </table:table-cell>
          <table:table-cell table:formula="of:=SUM([.C3:.C32])/30" office:value-type="float" office:value="0.546266666666667">
            <text:p>0,54626666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89">
            <text:p>0,389</text:p>
          </table:table-cell>
          <table:table-cell office:value-type="float" office:value="0.535">
            <text:p>0,535</text:p>
          </table:table-cell>
          <table:table-cell/>
          <table:table-cell office:value-type="float" office:value="1000">
            <text:p>1000</text:p>
          </table:table-cell>
          <table:table-cell table:formula="of:=SUM([.B33:.B62])/30" office:value-type="float" office:value="0.652033333333333">
            <text:p>0,6520333333</text:p>
          </table:table-cell>
          <table:table-cell table:formula="of:=SUM([.C33:.C62])/30" office:value-type="float" office:value="0.8250756">
            <text:p>0,82507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93">
            <text:p>0,393</text:p>
          </table:table-cell>
          <table:table-cell office:value-type="float" office:value="0.528">
            <text:p>0,528</text:p>
          </table:table-cell>
          <table:table-cell/>
          <table:table-cell office:value-type="float" office:value="1500">
            <text:p>1500</text:p>
          </table:table-cell>
          <table:table-cell table:formula="of:=SUM([.B63:.B92])/30" office:value-type="float" office:value="0.794706666666667">
            <text:p>0,7947066667</text:p>
          </table:table-cell>
          <table:table-cell table:formula="of:=SUM([.C63:.C92])/30" office:value-type="float" office:value="0.133966666666667">
            <text:p>0,13396666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71">
            <text:p>0,471</text:p>
          </table:table-cell>
          <table:table-cell office:value-type="float" office:value="0.523">
            <text:p>0,523</text:p>
          </table:table-cell>
          <table:table-cell/>
          <table:table-cell office:value-type="float" office:value="2000">
            <text:p>2000</text:p>
          </table:table-cell>
          <table:table-cell table:formula="of:=SUM([.B93:.B122])/30" office:value-type="float" office:value="0.11337">
            <text:p>0,11337</text:p>
          </table:table-cell>
          <table:table-cell table:formula="of:=SUM([.C93:.C122])/30" office:value-type="float" office:value="0.174693333333333">
            <text:p>0,17469333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389">
            <text:p>0,389</text:p>
          </table:table-cell>
          <table:table-cell office:value-type="float" office:value="0.538">
            <text:p>0,538</text:p>
          </table:table-cell>
          <table:table-cell/>
          <table:table-cell office:value-type="float" office:value="2500">
            <text:p>2500</text:p>
          </table:table-cell>
          <table:table-cell table:formula="of:=SUM([.B123:.B152])/30" office:value-type="float" office:value="0.141146666666667">
            <text:p>0,1411466667</text:p>
          </table:table-cell>
          <table:table-cell table:formula="of:=SUM([.C123:.C152])/30" office:value-type="float" office:value="0.21704">
            <text:p>0,217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386">
            <text:p>0,386</text:p>
          </table:table-cell>
          <table:table-cell office:value-type="float" office:value="0.623">
            <text:p>0,623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89">
            <text:p>0,389</text:p>
          </table:table-cell>
          <table:table-cell office:value-type="float" office:value="0.523">
            <text:p>0,523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87">
            <text:p>0,387</text:p>
          </table:table-cell>
          <table:table-cell office:value-type="float" office:value="0.526">
            <text:p>0,526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387">
            <text:p>0,387</text:p>
          </table:table-cell>
          <table:table-cell office:value-type="float" office:value="0.53">
            <text:p>0,53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389">
            <text:p>0,389</text:p>
          </table:table-cell>
          <table:table-cell office:value-type="float" office:value="0.527">
            <text:p>0,527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391">
            <text:p>0,391</text:p>
          </table:table-cell>
          <table:table-cell office:value-type="float" office:value="0.627">
            <text:p>0,627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392">
            <text:p>0,392</text:p>
          </table:table-cell>
          <table:table-cell office:value-type="float" office:value="0.525">
            <text:p>0,525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396">
            <text:p>0,396</text:p>
          </table:table-cell>
          <table:table-cell office:value-type="float" office:value="0.535">
            <text:p>0,53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392">
            <text:p>0,392</text:p>
          </table:table-cell>
          <table:table-cell office:value-type="float" office:value="0.529">
            <text:p>0,529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419">
            <text:p>0,419</text:p>
          </table:table-cell>
          <table:table-cell office:value-type="float" office:value="0.528">
            <text:p>0,528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386">
            <text:p>0,386</text:p>
          </table:table-cell>
          <table:table-cell office:value-type="float" office:value="0.612">
            <text:p>0,61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391">
            <text:p>0,391</text:p>
          </table:table-cell>
          <table:table-cell office:value-type="float" office:value="0.582">
            <text:p>0,582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395">
            <text:p>0,395</text:p>
          </table:table-cell>
          <table:table-cell office:value-type="float" office:value="0.527">
            <text:p>0,52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387">
            <text:p>0,387</text:p>
          </table:table-cell>
          <table:table-cell office:value-type="float" office:value="0.522">
            <text:p>0,522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391">
            <text:p>0,391</text:p>
          </table:table-cell>
          <table:table-cell office:value-type="float" office:value="0.525">
            <text:p>0,525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389">
            <text:p>0,389</text:p>
          </table:table-cell>
          <table:table-cell office:value-type="float" office:value="0.53">
            <text:p>0,53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472">
            <text:p>0,472</text:p>
          </table:table-cell>
          <table:table-cell office:value-type="float" office:value="0.632">
            <text:p>0,632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388">
            <text:p>0,388</text:p>
          </table:table-cell>
          <table:table-cell office:value-type="float" office:value="0.527">
            <text:p>0,527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39">
            <text:p>0,39</text:p>
          </table:table-cell>
          <table:table-cell office:value-type="float" office:value="0.542">
            <text:p>0,54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387">
            <text:p>0,387</text:p>
          </table:table-cell>
          <table:table-cell office:value-type="float" office:value="0.532">
            <text:p>0,532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392">
            <text:p>0,392</text:p>
          </table:table-cell>
          <table:table-cell office:value-type="float" office:value="0.529">
            <text:p>0,529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389">
            <text:p>0,389</text:p>
          </table:table-cell>
          <table:table-cell office:value-type="float" office:value="0.613">
            <text:p>0,613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389">
            <text:p>0,389</text:p>
          </table:table-cell>
          <table:table-cell office:value-type="float" office:value="0.525">
            <text:p>0,525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39">
            <text:p>0,39</text:p>
          </table:table-cell>
          <table:table-cell office:value-type="float" office:value="0.531">
            <text:p>0,531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391">
            <text:p>0,391</text:p>
          </table:table-cell>
          <table:table-cell office:value-type="float" office:value="0.526">
            <text:p>0,526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643">
            <text:p>0,643</text:p>
          </table:table-cell>
          <table:table-cell office:value-type="float" office:value="0.925">
            <text:p>0,925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649">
            <text:p>0,649</text:p>
          </table:table-cell>
          <table:table-cell office:value-type="float" office:value="0.93">
            <text:p>0,93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724">
            <text:p>0,724</text:p>
          </table:table-cell>
          <table:table-cell office:value-type="float" office:value="0.92">
            <text:p>0,92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634">
            <text:p>0,634</text:p>
          </table:table-cell>
          <table:table-cell office:value-type="float" office:value="0.929">
            <text:p>0,929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637">
            <text:p>0,637</text:p>
          </table:table-cell>
          <table:table-cell office:value-type="float" office:value="0.1054">
            <text:p>0,1054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635">
            <text:p>0,635</text:p>
          </table:table-cell>
          <table:table-cell office:value-type="float" office:value="0.103">
            <text:p>0,103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632">
            <text:p>0,632</text:p>
          </table:table-cell>
          <table:table-cell office:value-type="float" office:value="0.1012">
            <text:p>0,1012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636">
            <text:p>0,636</text:p>
          </table:table-cell>
          <table:table-cell office:value-type="float" office:value="0.921">
            <text:p>0,921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706">
            <text:p>0,706</text:p>
          </table:table-cell>
          <table:table-cell office:value-type="float" office:value="0.915">
            <text:p>0,91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639">
            <text:p>0,639</text:p>
          </table:table-cell>
          <table:table-cell office:value-type="float" office:value="0.912">
            <text:p>0,912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637">
            <text:p>0,637</text:p>
          </table:table-cell>
          <table:table-cell office:value-type="float" office:value="0.915">
            <text:p>0,915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641">
            <text:p>0,641</text:p>
          </table:table-cell>
          <table:table-cell office:value-type="float" office:value="0.912">
            <text:p>0,912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635">
            <text:p>0,635</text:p>
          </table:table-cell>
          <table:table-cell office:value-type="float" office:value="0.912">
            <text:p>0,912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634">
            <text:p>0,634</text:p>
          </table:table-cell>
          <table:table-cell office:value-type="float" office:value="0.908">
            <text:p>0,908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672">
            <text:p>0,672</text:p>
          </table:table-cell>
          <table:table-cell office:value-type="float" office:value="0.914">
            <text:p>0,914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698">
            <text:p>0,698</text:p>
          </table:table-cell>
          <table:table-cell office:value-type="float" office:value="0.945">
            <text:p>0,945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638">
            <text:p>0,638</text:p>
          </table:table-cell>
          <table:table-cell office:value-type="float" office:value="0.964">
            <text:p>0,964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637">
            <text:p>0,637</text:p>
          </table:table-cell>
          <table:table-cell office:value-type="float" office:value="0.991">
            <text:p>0,991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635">
            <text:p>0,635</text:p>
          </table:table-cell>
          <table:table-cell office:value-type="float" office:value="0.916">
            <text:p>0,916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64">
            <text:p>0,64</text:p>
          </table:table-cell>
          <table:table-cell office:value-type="float" office:value="0.936">
            <text:p>0,936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636">
            <text:p>0,636</text:p>
          </table:table-cell>
          <table:table-cell office:value-type="float" office:value="1.999468">
            <text:p>1,999468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77">
            <text:p>0,77</text:p>
          </table:table-cell>
          <table:table-cell office:value-type="float" office:value="0.957">
            <text:p>0,957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643">
            <text:p>0,643</text:p>
          </table:table-cell>
          <table:table-cell office:value-type="float" office:value="0.933">
            <text:p>0,933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648">
            <text:p>0,648</text:p>
          </table:table-cell>
          <table:table-cell office:value-type="float" office:value="0.923">
            <text:p>0,923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641">
            <text:p>0,641</text:p>
          </table:table-cell>
          <table:table-cell office:value-type="float" office:value="0.912">
            <text:p>0,912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636">
            <text:p>0,636</text:p>
          </table:table-cell>
          <table:table-cell office:value-type="float" office:value="0.917">
            <text:p>0,917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638">
            <text:p>0,638</text:p>
          </table:table-cell>
          <table:table-cell office:value-type="float" office:value="0.911">
            <text:p>0,911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676">
            <text:p>0,676</text:p>
          </table:table-cell>
          <table:table-cell office:value-type="float" office:value="0.922">
            <text:p>0,922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634">
            <text:p>0,634</text:p>
          </table:table-cell>
          <table:table-cell office:value-type="float" office:value="0.1025">
            <text:p>0,102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637">
            <text:p>0,637</text:p>
          </table:table-cell>
          <table:table-cell office:value-type="float" office:value="0.1007">
            <text:p>0,1007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886">
            <text:p>0,886</text:p>
          </table:table-cell>
          <table:table-cell office:value-type="float" office:value="0.1443">
            <text:p>0,1443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881">
            <text:p>0,881</text:p>
          </table:table-cell>
          <table:table-cell office:value-type="float" office:value="0.144">
            <text:p>0,144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99">
            <text:p>0,99</text:p>
          </table:table-cell>
          <table:table-cell office:value-type="float" office:value="0.1416">
            <text:p>0,1416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007">
            <text:p>0,1007</text:p>
          </table:table-cell>
          <table:table-cell office:value-type="float" office:value="0.1517">
            <text:p>0,1517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968">
            <text:p>0,968</text:p>
          </table:table-cell>
          <table:table-cell office:value-type="float" office:value="0.1448">
            <text:p>0,1448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884">
            <text:p>0,884</text:p>
          </table:table-cell>
          <table:table-cell office:value-type="float" office:value="0.1437">
            <text:p>0,1437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883">
            <text:p>0,883</text:p>
          </table:table-cell>
          <table:table-cell office:value-type="float" office:value="0.1398">
            <text:p>0,1398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88">
            <text:p>0,88</text:p>
          </table:table-cell>
          <table:table-cell office:value-type="float" office:value="0.1293">
            <text:p>0,1293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882">
            <text:p>0,882</text:p>
          </table:table-cell>
          <table:table-cell office:value-type="float" office:value="0.1302">
            <text:p>0,1302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83">
            <text:p>0,883</text:p>
          </table:table-cell>
          <table:table-cell office:value-type="float" office:value="0.1306">
            <text:p>0,1306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88">
            <text:p>0,88</text:p>
          </table:table-cell>
          <table:table-cell office:value-type="float" office:value="0.1308">
            <text:p>0,1308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882">
            <text:p>0,882</text:p>
          </table:table-cell>
          <table:table-cell office:value-type="float" office:value="0.1286">
            <text:p>0,1286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88">
            <text:p>0,88</text:p>
          </table:table-cell>
          <table:table-cell office:value-type="float" office:value="0.1313">
            <text:p>0,1313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009">
            <text:p>0,1009</text:p>
          </table:table-cell>
          <table:table-cell office:value-type="float" office:value="0.1306">
            <text:p>0,1306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989">
            <text:p>0,989</text:p>
          </table:table-cell>
          <table:table-cell office:value-type="float" office:value="0.1314">
            <text:p>0,1314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956">
            <text:p>0,956</text:p>
          </table:table-cell>
          <table:table-cell office:value-type="float" office:value="0.1309">
            <text:p>0,1309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883">
            <text:p>0,883</text:p>
          </table:table-cell>
          <table:table-cell office:value-type="float" office:value="0.1318">
            <text:p>0,1318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879">
            <text:p>0,879</text:p>
          </table:table-cell>
          <table:table-cell office:value-type="float" office:value="0.1294">
            <text:p>0,1294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883">
            <text:p>0,883</text:p>
          </table:table-cell>
          <table:table-cell office:value-type="float" office:value="0.13">
            <text:p>0,13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85">
            <text:p>0,885</text:p>
          </table:table-cell>
          <table:table-cell office:value-type="float" office:value="0.1293">
            <text:p>0,1293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881">
            <text:p>0,881</text:p>
          </table:table-cell>
          <table:table-cell office:value-type="float" office:value="0.13">
            <text:p>0,13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884">
            <text:p>0,884</text:p>
          </table:table-cell>
          <table:table-cell office:value-type="float" office:value="0.1314">
            <text:p>0,1314</text:p>
          </table:table-cell>
          <table:table-cell table:number-columns-repeated="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881">
            <text:p>0,881</text:p>
          </table:table-cell>
          <table:table-cell office:value-type="float" office:value="0.1296">
            <text:p>0,1296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885">
            <text:p>0,885</text:p>
          </table:table-cell>
          <table:table-cell office:value-type="float" office:value="0.1317">
            <text:p>0,1317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986">
            <text:p>0,986</text:p>
          </table:table-cell>
          <table:table-cell office:value-type="float" office:value="0.1325">
            <text:p>0,1325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01">
            <text:p>0,101</text:p>
          </table:table-cell>
          <table:table-cell office:value-type="float" office:value="0.1298">
            <text:p>0,1298</text:p>
          </table:table-cell>
          <table:table-cell table:number-columns-repeated="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076">
            <text:p>0,1076</text:p>
          </table:table-cell>
          <table:table-cell office:value-type="float" office:value="0.1291">
            <text:p>0,1291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883">
            <text:p>0,883</text:p>
          </table:table-cell>
          <table:table-cell office:value-type="float" office:value="0.1309">
            <text:p>0,1309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887">
            <text:p>0,887</text:p>
          </table:table-cell>
          <table:table-cell office:value-type="float" office:value="0.1301">
            <text:p>0,1301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">
            <text:p>0,89</text:p>
          </table:table-cell>
          <table:table-cell office:value-type="float" office:value="0.1398">
            <text:p>0,1398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135">
            <text:p>0,1135</text:p>
          </table:table-cell>
          <table:table-cell office:value-type="float" office:value="0.1785">
            <text:p>0,1785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135">
            <text:p>0,1135</text:p>
          </table:table-cell>
          <table:table-cell office:value-type="float" office:value="0.1742">
            <text:p>0,1742</text:p>
          </table:table-cell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132">
            <text:p>0,1132</text:p>
          </table:table-cell>
          <table:table-cell office:value-type="float" office:value="0.1674">
            <text:p>0,1674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128">
            <text:p>0,1128</text:p>
          </table:table-cell>
          <table:table-cell office:value-type="float" office:value="0.1746">
            <text:p>0,1746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13">
            <text:p>0,113</text:p>
          </table:table-cell>
          <table:table-cell office:value-type="float" office:value="0.167">
            <text:p>0,167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133">
            <text:p>0,1133</text:p>
          </table:table-cell>
          <table:table-cell office:value-type="float" office:value="0.1666">
            <text:p>0,1666</text:p>
          </table:table-cell>
          <table:table-cell table:number-columns-repeated="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13">
            <text:p>0,113</text:p>
          </table:table-cell>
          <table:table-cell office:value-type="float" office:value="0.1791">
            <text:p>0,1791</text:p>
          </table:table-cell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131">
            <text:p>0,1131</text:p>
          </table:table-cell>
          <table:table-cell office:value-type="float" office:value="0.1904">
            <text:p>0,1904</text:p>
          </table:table-cell>
          <table:table-cell table:number-columns-repeated="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131">
            <text:p>0,1131</text:p>
          </table:table-cell>
          <table:table-cell office:value-type="float" office:value="0.1802">
            <text:p>0,1802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147">
            <text:p>0,1147</text:p>
          </table:table-cell>
          <table:table-cell office:value-type="float" office:value="0.1685">
            <text:p>0,1685</text:p>
          </table:table-cell>
          <table:table-cell table:number-columns-repeated="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129">
            <text:p>0,1129</text:p>
          </table:table-cell>
          <table:table-cell office:value-type="float" office:value="0.1795">
            <text:p>0,1795</text:p>
          </table:table-cell>
          <table:table-cell table:number-columns-repeated="4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136">
            <text:p>0,1136</text:p>
          </table:table-cell>
          <table:table-cell office:value-type="float" office:value="0.1686">
            <text:p>0,1686</text:p>
          </table:table-cell>
          <table:table-cell table:number-columns-repeated="4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129">
            <text:p>0,1129</text:p>
          </table:table-cell>
          <table:table-cell office:value-type="float" office:value="0.1831">
            <text:p>0,1831</text:p>
          </table:table-cell>
          <table:table-cell table:number-columns-repeated="4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134">
            <text:p>0,1134</text:p>
          </table:table-cell>
          <table:table-cell office:value-type="float" office:value="0.1786">
            <text:p>0,178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141">
            <text:p>0,1141</text:p>
          </table:table-cell>
          <table:table-cell office:value-type="float" office:value="0.1807">
            <text:p>0,1807</text:p>
          </table:table-cell>
          <table:table-cell table:number-columns-repeated="4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126">
            <text:p>0,1126</text:p>
          </table:table-cell>
          <table:table-cell office:value-type="float" office:value="0.1687">
            <text:p>0,1687</text:p>
          </table:table-cell>
          <table:table-cell table:number-columns-repeated="4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138">
            <text:p>0,1138</text:p>
          </table:table-cell>
          <table:table-cell office:value-type="float" office:value="0.1687">
            <text:p>0,1687</text:p>
          </table:table-cell>
          <table:table-cell table:number-columns-repeated="4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136">
            <text:p>0,1136</text:p>
          </table:table-cell>
          <table:table-cell office:value-type="float" office:value="0.167">
            <text:p>0,167</text:p>
          </table:table-cell>
          <table:table-cell table:number-columns-repeated="4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155">
            <text:p>0,1155</text:p>
          </table:table-cell>
          <table:table-cell office:value-type="float" office:value="0.1777">
            <text:p>0,1777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134">
            <text:p>0,1134</text:p>
          </table:table-cell>
          <table:table-cell office:value-type="float" office:value="0.1807">
            <text:p>0,1807</text:p>
          </table:table-cell>
          <table:table-cell table:number-columns-repeated="4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135">
            <text:p>0,1135</text:p>
          </table:table-cell>
          <table:table-cell office:value-type="float" office:value="0.1761">
            <text:p>0,1761</text:p>
          </table:table-cell>
          <table:table-cell table:number-columns-repeated="4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132">
            <text:p>0,1132</text:p>
          </table:table-cell>
          <table:table-cell office:value-type="float" office:value="0.18">
            <text:p>0,18</text:p>
          </table:table-cell>
          <table:table-cell table:number-columns-repeated="4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139">
            <text:p>0,1139</text:p>
          </table:table-cell>
          <table:table-cell office:value-type="float" office:value="0.1709">
            <text:p>0,1709</text:p>
          </table:table-cell>
          <table:table-cell table:number-columns-repeated="4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136">
            <text:p>0,1136</text:p>
          </table:table-cell>
          <table:table-cell office:value-type="float" office:value="0.1686">
            <text:p>0,1686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128">
            <text:p>0,1128</text:p>
          </table:table-cell>
          <table:table-cell office:value-type="float" office:value="0.1685">
            <text:p>0,1685</text:p>
          </table:table-cell>
          <table:table-cell table:number-columns-repeated="4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132">
            <text:p>0,1132</text:p>
          </table:table-cell>
          <table:table-cell office:value-type="float" office:value="0.1685">
            <text:p>0,1685</text:p>
          </table:table-cell>
          <table:table-cell table:number-columns-repeated="4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13">
            <text:p>0,113</text:p>
          </table:table-cell>
          <table:table-cell office:value-type="float" office:value="0.1669">
            <text:p>0,1669</text:p>
          </table:table-cell>
          <table:table-cell table:number-columns-repeated="4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126">
            <text:p>0,1126</text:p>
          </table:table-cell>
          <table:table-cell office:value-type="float" office:value="0.178">
            <text:p>0,178</text:p>
          </table:table-cell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134">
            <text:p>0,1134</text:p>
          </table:table-cell>
          <table:table-cell office:value-type="float" office:value="0.1843">
            <text:p>0,1843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129">
            <text:p>0,1129</text:p>
          </table:table-cell>
          <table:table-cell office:value-type="float" office:value="0.1792">
            <text:p>0,1792</text:p>
          </table:table-cell>
          <table:table-cell table:number-columns-repeated="4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455">
            <text:p>0,1455</text:p>
          </table:table-cell>
          <table:table-cell office:value-type="float" office:value="0.2093">
            <text:p>0,2093</text:p>
          </table:table-cell>
          <table:table-cell table:number-columns-repeated="4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453">
            <text:p>0,1453</text:p>
          </table:table-cell>
          <table:table-cell office:value-type="float" office:value="0.2202">
            <text:p>0,2202</text:p>
          </table:table-cell>
          <table:table-cell table:number-columns-repeated="4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482">
            <text:p>0,1482</text:p>
          </table:table-cell>
          <table:table-cell office:value-type="float" office:value="0.2167">
            <text:p>0,2167</text:p>
          </table:table-cell>
          <table:table-cell table:number-columns-repeated="4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442">
            <text:p>0,1442</text:p>
          </table:table-cell>
          <table:table-cell office:value-type="float" office:value="0.2056">
            <text:p>0,2056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491">
            <text:p>0,1491</text:p>
          </table:table-cell>
          <table:table-cell office:value-type="float" office:value="0.2164">
            <text:p>0,2164</text:p>
          </table:table-cell>
          <table:table-cell table:number-columns-repeated="4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45">
            <text:p>0,145</text:p>
          </table:table-cell>
          <table:table-cell office:value-type="float" office:value="0.2194">
            <text:p>0,2194</text:p>
          </table:table-cell>
          <table:table-cell table:number-columns-repeated="4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451">
            <text:p>0,1451</text:p>
          </table:table-cell>
          <table:table-cell office:value-type="float" office:value="0.2199">
            <text:p>0,2199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493">
            <text:p>0,1493</text:p>
          </table:table-cell>
          <table:table-cell office:value-type="float" office:value="0.2876">
            <text:p>0,2876</text:p>
          </table:table-cell>
          <table:table-cell table:number-columns-repeated="4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45">
            <text:p>0,145</text:p>
          </table:table-cell>
          <table:table-cell office:value-type="float" office:value="0.2176">
            <text:p>0,2176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379">
            <text:p>0,1379</text:p>
          </table:table-cell>
          <table:table-cell office:value-type="float" office:value="0.2107">
            <text:p>0,2107</text:p>
          </table:table-cell>
          <table:table-cell table:number-columns-repeated="4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376">
            <text:p>0,1376</text:p>
          </table:table-cell>
          <table:table-cell office:value-type="float" office:value="0.2066">
            <text:p>0,2066</text:p>
          </table:table-cell>
          <table:table-cell table:number-columns-repeated="4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38">
            <text:p>0,138</text:p>
          </table:table-cell>
          <table:table-cell office:value-type="float" office:value="0.2059">
            <text:p>0,2059</text:p>
          </table:table-cell>
          <table:table-cell table:number-columns-repeated="4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371">
            <text:p>0,1371</text:p>
          </table:table-cell>
          <table:table-cell office:value-type="float" office:value="0.2175">
            <text:p>0,2175</text:p>
          </table:table-cell>
          <table:table-cell table:number-columns-repeated="4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381">
            <text:p>0,1381</text:p>
          </table:table-cell>
          <table:table-cell office:value-type="float" office:value="0.218">
            <text:p>0,218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379">
            <text:p>0,1379</text:p>
          </table:table-cell>
          <table:table-cell office:value-type="float" office:value="0.2078">
            <text:p>0,2078</text:p>
          </table:table-cell>
          <table:table-cell table:number-columns-repeated="4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371">
            <text:p>0,1371</text:p>
          </table:table-cell>
          <table:table-cell office:value-type="float" office:value="0.2084">
            <text:p>0,2084</text:p>
          </table:table-cell>
          <table:table-cell table:number-columns-repeated="4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377">
            <text:p>0,1377</text:p>
          </table:table-cell>
          <table:table-cell office:value-type="float" office:value="0.2207">
            <text:p>0,2207</text:p>
          </table:table-cell>
          <table:table-cell table:number-columns-repeated="4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375">
            <text:p>0,1375</text:p>
          </table:table-cell>
          <table:table-cell office:value-type="float" office:value="0.2225">
            <text:p>0,2225</text:p>
          </table:table-cell>
          <table:table-cell table:number-columns-repeated="4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367">
            <text:p>0,1367</text:p>
          </table:table-cell>
          <table:table-cell office:value-type="float" office:value="0.2075">
            <text:p>0,2075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376">
            <text:p>0,1376</text:p>
          </table:table-cell>
          <table:table-cell office:value-type="float" office:value="0.209">
            <text:p>0,209</text:p>
          </table:table-cell>
          <table:table-cell table:number-columns-repeated="4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381">
            <text:p>0,1381</text:p>
          </table:table-cell>
          <table:table-cell office:value-type="float" office:value="0.2204">
            <text:p>0,2204</text:p>
          </table:table-cell>
          <table:table-cell table:number-columns-repeated="4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372">
            <text:p>0,1372</text:p>
          </table:table-cell>
          <table:table-cell office:value-type="float" office:value="0.2184">
            <text:p>0,2184</text:p>
          </table:table-cell>
          <table:table-cell table:number-columns-repeated="4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392">
            <text:p>0,1392</text:p>
          </table:table-cell>
          <table:table-cell office:value-type="float" office:value="0.2057">
            <text:p>0,2057</text:p>
          </table:table-cell>
          <table:table-cell table:number-columns-repeated="4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395">
            <text:p>0,1395</text:p>
          </table:table-cell>
          <table:table-cell office:value-type="float" office:value="0.2076">
            <text:p>0,2076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378">
            <text:p>0,1378</text:p>
          </table:table-cell>
          <table:table-cell office:value-type="float" office:value="0.2219">
            <text:p>0,2219</text:p>
          </table:table-cell>
          <table:table-cell table:number-columns-repeated="4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382">
            <text:p>0,1382</text:p>
          </table:table-cell>
          <table:table-cell office:value-type="float" office:value="0.2188">
            <text:p>0,2188</text:p>
          </table:table-cell>
          <table:table-cell table:number-columns-repeated="4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377">
            <text:p>0,1377</text:p>
          </table:table-cell>
          <table:table-cell office:value-type="float" office:value="0.2153">
            <text:p>0,2153</text:p>
          </table:table-cell>
          <table:table-cell table:number-columns-repeated="4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454">
            <text:p>0,1454</text:p>
          </table:table-cell>
          <table:table-cell office:value-type="float" office:value="0.2149">
            <text:p>0,2149</text:p>
          </table:table-cell>
          <table:table-cell table:number-columns-repeated="4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446">
            <text:p>0,1446</text:p>
          </table:table-cell>
          <table:table-cell office:value-type="float" office:value="0.2188">
            <text:p>0,2188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468">
            <text:p>0,1468</text:p>
          </table:table-cell>
          <table:table-cell office:value-type="float" office:value="0.2221">
            <text:p>0,2221</text:p>
          </table:table-cell>
          <table:table-cell table:number-columns-repeated="4"/>
        </table:table-row>
        <table:table-row table:style-name="ro1" table:number-rows-repeated="104842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lanilha2" table:style-name="ta1">
        <table:table-column table:style-name="co1" table:default-cell-style-name="Default"/>
        <table:table-row table:style-name="ro3">
          <table:table-cell/>
        </table:table-row>
      </table:table>
      <table:table table:name="Planilh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ives Kist</meta:initial-creator>
    <meta:creation-date>2013-11-30T19:34:27</meta:creation-date>
    <dc:date>2013-12-01T01:05:20</dc:date>
    <dc:creator>Deives Kist</dc:creator>
    <meta:editing-duration>PT2H22M13S</meta:editing-duration>
    <meta:editing-cycles>6</meta:editing-cycles>
    <meta:generator>LibreOffice/3.5$Linux_X86_64 LibreOffice_project/350m1$Build-2</meta:generator>
    <meta:document-statistic meta:table-count="3" meta:cell-count="4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1cm" svg:y="3.952cm" style:legend-expansion="high" chart:style-name="ch2"/>
        <chart:plot-area chart:style-name="ch3" table:cell-range-address="Planilha1.E2:Planilha1.G7" chart:data-source-has-labels="both" svg:x="0.77cm" svg:y="0.855cm" svg:width="12.221cm" svg:height="7.545cm">
          <chartooo:coordinate-region svg:x="1.497cm" svg:y="1.054cm" svg:width="11.494cm" svg:height="6.699cm"/>
          <chart:axis chart:dimension="x" chart:name="primary-x" chart:style-name="ch4" chartooo:axis-type="auto">
            <chartooo:date-scale/>
            <chart:categories table:cell-range-address="Planilha1.E3:Planilha1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F3:Planilha1.F7" chart:label-cell-address="Planilha1.F2:Planilha1.F2" chart:class="chart:bar">
            <chart:data-point chart:repeated="5"/>
          </chart:series>
          <chart:series chart:style-name="ch8" chart:values-cell-range-address="Planilha1.G3:Planilha1.G7" chart:label-cell-address="Planilha1.G2:Planilha1.G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_A</text:p>
                <draw:g>
                  <svg:desc>Planilha1.F2:Planilha1.F2</svg:desc>
                </draw:g>
              </table:table-cell>
              <table:table-cell office:value-type="string">
                <text:p>Map_PI_A</text:p>
                <draw:g>
                  <svg:desc>Planilha1.G2:Planilha1.G2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Planilha1.E3:Planilha1.E7</svg:desc>
                </draw:g>
              </table:table-cell>
              <table:table-cell office:value-type="float" office:value="0.396233333333333">
                <text:p>0.396233333333333</text:p>
                <draw:g>
                  <svg:desc>Planilha1.F3:Planilha1.F7</svg:desc>
                </draw:g>
              </table:table-cell>
              <table:table-cell office:value-type="float" office:value="0.546266666666667">
                <text:p>0.546266666666667</text:p>
                <draw:g>
                  <svg:desc>Planilha1.G3:Planilha1.G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52033333333333">
                <text:p>0.652033333333333</text:p>
              </table:table-cell>
              <table:table-cell office:value-type="float" office:value="0.8250756">
                <text:p>0.825075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794706666666667">
                <text:p>0.794706666666667</text:p>
              </table:table-cell>
              <table:table-cell office:value-type="float" office:value="0.133966666666667">
                <text:p>0.13396666666666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1337">
                <text:p>0.11337</text:p>
              </table:table-cell>
              <table:table-cell office:value-type="float" office:value="0.174693333333333">
                <text:p>0.17469333333333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141146666666667">
                <text:p>0.141146666666667</text:p>
              </table:table-cell>
              <table:table-cell office:value-type="float" office:value="0.21704">
                <text:p>0.21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186cm" svg:height="13.614cm" xlink:href=".." xlink:type="simple" chart:class="chart:line" chart:style-name="ch1">
        <chart:legend chart:legend-position="end" svg:x="23.228cm" svg:y="6.259cm" style:legend-expansion="high" chart:style-name="ch2"/>
        <chart:plot-area chart:style-name="ch3" table:cell-range-address="Planilha1.A2:Planilha1.C92" chart:data-source-has-labels="both" svg:x="0.973cm" svg:y="1.223cm" svg:width="21.209cm" svg:height="11.699cm">
          <chartooo:coordinate-region svg:x="1.7cm" svg:y="1.422cm" svg:width="20.295cm" svg:height="10.455cm"/>
          <chart:axis chart:dimension="x" chart:name="primary-x" chart:style-name="ch4" chartooo:axis-type="auto">
            <chartooo:date-scale/>
            <chart:categories table:cell-range-address="Planilha1.A3:Planilha1.A9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B3:Planilha1.B92" chart:label-cell-address="Planilha1.B2:Planilha1.B2" chart:class="chart:line">
            <chart:data-point chart:repeated="90"/>
          </chart:series>
          <chart:series chart:style-name="ch7" chart:values-cell-range-address="Planilha1.C3:Planilha1.C92" chart:label-cell-address="Planilha1.C2:Planilha1.C2" chart:class="chart:line">
            <chart:data-point chart:repeated="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_A</text:p>
                <draw:g>
                  <svg:desc>Planilha1.B2:Planilha1.B2</svg:desc>
                </draw:g>
              </table:table-cell>
              <table:table-cell office:value-type="string">
                <text:p>Map_PI_A</text:p>
                <draw:g>
                  <svg:desc>Planilha1.C2:Planilha1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lanilha1.A3:Planilha1.A92</svg:desc>
                </draw:g>
              </table:table-cell>
              <table:table-cell office:value-type="float" office:value="0.39">
                <text:p>0.39</text:p>
                <draw:g>
                  <svg:desc>Planilha1.B3:Planilha1.B92</svg:desc>
                </draw:g>
              </table:table-cell>
              <table:table-cell office:value-type="float" office:value="0.536">
                <text:p>0.536</text:p>
                <draw:g>
                  <svg:desc>Planilha1.C3:Planilha1.C9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89">
                <text:p>0.389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93">
                <text:p>0.393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71">
                <text:p>0.471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89">
                <text:p>0.389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86">
                <text:p>0.386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89">
                <text:p>0.389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87">
                <text:p>0.387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387">
                <text:p>0.38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89">
                <text:p>0.389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391">
                <text:p>0.391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92">
                <text:p>0.392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96">
                <text:p>0.396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392">
                <text:p>0.392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419">
                <text:p>0.419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86">
                <text:p>0.386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391">
                <text:p>0.391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395">
                <text:p>0.395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387">
                <text:p>0.387</text:p>
              </table:table-cell>
              <table:table-cell office:value-type="float" office:value="0.522">
                <text:p>0.5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91">
                <text:p>0.391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389">
                <text:p>0.38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472">
                <text:p>0.472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388">
                <text:p>0.388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39">
                <text:p>0.39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387">
                <text:p>0.387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392">
                <text:p>0.392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389">
                <text:p>0.389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389">
                <text:p>0.389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39">
                <text:p>0.39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91">
                <text:p>0.391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643">
                <text:p>0.643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49">
                <text:p>0.649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724">
                <text:p>0.72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634">
                <text:p>0.634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637">
                <text:p>0.637</text:p>
              </table:table-cell>
              <table:table-cell office:value-type="float" office:value="0.1054">
                <text:p>0.105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635">
                <text:p>0.635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632">
                <text:p>0.632</text:p>
              </table:table-cell>
              <table:table-cell office:value-type="float" office:value="0.1012">
                <text:p>0.101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636">
                <text:p>0.636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706">
                <text:p>0.706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39">
                <text:p>0.639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637">
                <text:p>0.637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641">
                <text:p>0.641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635">
                <text:p>0.635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634">
                <text:p>0.634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672">
                <text:p>0.672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698">
                <text:p>0.698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638">
                <text:p>0.638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637">
                <text:p>0.637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635">
                <text:p>0.635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4">
                <text:p>0.64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636">
                <text:p>0.636</text:p>
              </table:table-cell>
              <table:table-cell office:value-type="float" office:value="1.999468">
                <text:p>1.99946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77">
                <text:p>0.77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643">
                <text:p>0.643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648">
                <text:p>0.648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641">
                <text:p>0.641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636">
                <text:p>0.636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638">
                <text:p>0.638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676">
                <text:p>0.676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634">
                <text:p>0.634</text:p>
              </table:table-cell>
              <table:table-cell office:value-type="float" office:value="0.1025">
                <text:p>0.10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37">
                <text:p>0.637</text:p>
              </table:table-cell>
              <table:table-cell office:value-type="float" office:value="0.1007">
                <text:p>0.100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886">
                <text:p>0.886</text:p>
              </table:table-cell>
              <table:table-cell office:value-type="float" office:value="0.1443">
                <text:p>0.144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881">
                <text:p>0.881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99">
                <text:p>0.99</text:p>
              </table:table-cell>
              <table:table-cell office:value-type="float" office:value="0.1416">
                <text:p>0.141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1007">
                <text:p>0.1007</text:p>
              </table:table-cell>
              <table:table-cell office:value-type="float" office:value="0.1517">
                <text:p>0.151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968">
                <text:p>0.968</text:p>
              </table:table-cell>
              <table:table-cell office:value-type="float" office:value="0.1448">
                <text:p>0.144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884">
                <text:p>0.884</text:p>
              </table:table-cell>
              <table:table-cell office:value-type="float" office:value="0.1437">
                <text:p>0.143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883">
                <text:p>0.883</text:p>
              </table:table-cell>
              <table:table-cell office:value-type="float" office:value="0.1398">
                <text:p>0.139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88">
                <text:p>0.88</text:p>
              </table:table-cell>
              <table:table-cell office:value-type="float" office:value="0.1293">
                <text:p>0.129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882">
                <text:p>0.882</text:p>
              </table:table-cell>
              <table:table-cell office:value-type="float" office:value="0.1302">
                <text:p>0.13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883">
                <text:p>0.883</text:p>
              </table:table-cell>
              <table:table-cell office:value-type="float" office:value="0.1306">
                <text:p>0.130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88">
                <text:p>0.88</text:p>
              </table:table-cell>
              <table:table-cell office:value-type="float" office:value="0.1308">
                <text:p>0.130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882">
                <text:p>0.882</text:p>
              </table:table-cell>
              <table:table-cell office:value-type="float" office:value="0.1286">
                <text:p>0.128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88">
                <text:p>0.88</text:p>
              </table:table-cell>
              <table:table-cell office:value-type="float" office:value="0.1313">
                <text:p>0.131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1009">
                <text:p>0.1009</text:p>
              </table:table-cell>
              <table:table-cell office:value-type="float" office:value="0.1306">
                <text:p>0.130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989">
                <text:p>0.989</text:p>
              </table:table-cell>
              <table:table-cell office:value-type="float" office:value="0.1314">
                <text:p>0.131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956">
                <text:p>0.956</text:p>
              </table:table-cell>
              <table:table-cell office:value-type="float" office:value="0.1309">
                <text:p>0.130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883">
                <text:p>0.883</text:p>
              </table:table-cell>
              <table:table-cell office:value-type="float" office:value="0.1318">
                <text:p>0.131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879">
                <text:p>0.879</text:p>
              </table:table-cell>
              <table:table-cell office:value-type="float" office:value="0.1294">
                <text:p>0.129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883">
                <text:p>0.88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885">
                <text:p>0.885</text:p>
              </table:table-cell>
              <table:table-cell office:value-type="float" office:value="0.1293">
                <text:p>0.129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881">
                <text:p>0.88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884">
                <text:p>0.884</text:p>
              </table:table-cell>
              <table:table-cell office:value-type="float" office:value="0.1314">
                <text:p>0.131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881">
                <text:p>0.881</text:p>
              </table:table-cell>
              <table:table-cell office:value-type="float" office:value="0.1296">
                <text:p>0.129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885">
                <text:p>0.885</text:p>
              </table:table-cell>
              <table:table-cell office:value-type="float" office:value="0.1317">
                <text:p>0.131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986">
                <text:p>0.986</text:p>
              </table:table-cell>
              <table:table-cell office:value-type="float" office:value="0.1325">
                <text:p>0.132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101">
                <text:p>0.101</text:p>
              </table:table-cell>
              <table:table-cell office:value-type="float" office:value="0.1298">
                <text:p>0.129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1076">
                <text:p>0.1076</text:p>
              </table:table-cell>
              <table:table-cell office:value-type="float" office:value="0.1291">
                <text:p>0.129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883">
                <text:p>0.883</text:p>
              </table:table-cell>
              <table:table-cell office:value-type="float" office:value="0.1309">
                <text:p>0.130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887">
                <text:p>0.887</text:p>
              </table:table-cell>
              <table:table-cell office:value-type="float" office:value="0.1301">
                <text:p>0.13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1398">
                <text:p>0.1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628cm" svg:height="12.466cm" xlink:href=".." xlink:type="simple" chart:class="chart:bar" chart:style-name="ch1">
        <chart:legend chart:legend-position="end" svg:x="30.259cm" svg:y="5.685cm" style:legend-expansion="high" chart:style-name="ch2"/>
        <chart:plot-area chart:style-name="ch3" table:cell-range-address="Planilha1.B2:Planilha1.C152" chart:data-source-has-labels="row" svg:x="1.102cm" svg:y="1.131cm" svg:width="27.853cm" svg:height="10.666cm">
          <chartooo:coordinate-region svg:x="1.829cm" svg:y="1.33cm" svg:width="27.115cm" svg:height="9.4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B3:Planilha1.B152" chart:label-cell-address="Planilha1.B2:Planilha1.B2" chart:class="chart:bar">
            <chart:data-point chart:repeated="150"/>
          </chart:series>
          <chart:series chart:style-name="ch8" chart:values-cell-range-address="Planilha1.C3:Planilha1.C152" chart:label-cell-address="Planilha1.C2:Planilha1.C2" chart:class="chart:bar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_A</text:p>
                <draw:g>
                  <svg:desc>Planilha1.B2:Planilha1.B2</svg:desc>
                </draw:g>
              </table:table-cell>
              <table:table-cell office:value-type="string">
                <text:p>Map_PI_A</text:p>
                <draw:g>
                  <svg:desc>Planilha1.C2:Planilha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">
                <text:p>0.39</text:p>
                <draw:g>
                  <svg:desc>Planilha1.B3:Planilha1.B152</svg:desc>
                </draw:g>
              </table:table-cell>
              <table:table-cell office:value-type="float" office:value="0.536">
                <text:p>0.536</text:p>
                <draw:g>
                  <svg:desc>Planilha1.C3:Planilha1.C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9">
                <text:p>0.389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3">
                <text:p>0.393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1">
                <text:p>0.471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9">
                <text:p>0.389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6">
                <text:p>0.386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9">
                <text:p>0.389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87">
                <text:p>0.387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7">
                <text:p>0.38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9">
                <text:p>0.389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1">
                <text:p>0.391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92">
                <text:p>0.392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96">
                <text:p>0.396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92">
                <text:p>0.392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9">
                <text:p>0.419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6">
                <text:p>0.386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91">
                <text:p>0.391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5">
                <text:p>0.395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7">
                <text:p>0.387</text:p>
              </table:table-cell>
              <table:table-cell office:value-type="float" office:value="0.522">
                <text:p>0.5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1">
                <text:p>0.391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9">
                <text:p>0.38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2">
                <text:p>0.472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88">
                <text:p>0.388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9">
                <text:p>0.39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7">
                <text:p>0.387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2">
                <text:p>0.392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89">
                <text:p>0.389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9">
                <text:p>0.389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9">
                <text:p>0.39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1">
                <text:p>0.391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43">
                <text:p>0.643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9">
                <text:p>0.649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24">
                <text:p>0.72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34">
                <text:p>0.634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37">
                <text:p>0.637</text:p>
              </table:table-cell>
              <table:table-cell office:value-type="float" office:value="0.1054">
                <text:p>0.10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35">
                <text:p>0.635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32">
                <text:p>0.632</text:p>
              </table:table-cell>
              <table:table-cell office:value-type="float" office:value="0.1012">
                <text:p>0.10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36">
                <text:p>0.636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06">
                <text:p>0.706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39">
                <text:p>0.639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37">
                <text:p>0.637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41">
                <text:p>0.641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35">
                <text:p>0.635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34">
                <text:p>0.634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72">
                <text:p>0.672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98">
                <text:p>0.698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38">
                <text:p>0.638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37">
                <text:p>0.637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35">
                <text:p>0.635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4">
                <text:p>0.64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36">
                <text:p>0.636</text:p>
              </table:table-cell>
              <table:table-cell office:value-type="float" office:value="1.999468">
                <text:p>1.9994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7">
                <text:p>0.77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43">
                <text:p>0.643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48">
                <text:p>0.648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41">
                <text:p>0.641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6">
                <text:p>0.636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38">
                <text:p>0.638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76">
                <text:p>0.676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34">
                <text:p>0.634</text:p>
              </table:table-cell>
              <table:table-cell office:value-type="float" office:value="0.1025">
                <text:p>0.10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37">
                <text:p>0.637</text:p>
              </table:table-cell>
              <table:table-cell office:value-type="float" office:value="0.1007">
                <text:p>0.10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86">
                <text:p>0.886</text:p>
              </table:table-cell>
              <table:table-cell office:value-type="float" office:value="0.1443">
                <text:p>0.14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81">
                <text:p>0.881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">
                <text:p>0.99</text:p>
              </table:table-cell>
              <table:table-cell office:value-type="float" office:value="0.1416">
                <text:p>0.14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07">
                <text:p>0.1007</text:p>
              </table:table-cell>
              <table:table-cell office:value-type="float" office:value="0.1517">
                <text:p>0.15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68">
                <text:p>0.968</text:p>
              </table:table-cell>
              <table:table-cell office:value-type="float" office:value="0.1448">
                <text:p>0.14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84">
                <text:p>0.884</text:p>
              </table:table-cell>
              <table:table-cell office:value-type="float" office:value="0.1437">
                <text:p>0.14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83">
                <text:p>0.883</text:p>
              </table:table-cell>
              <table:table-cell office:value-type="float" office:value="0.1398">
                <text:p>0.13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8">
                <text:p>0.88</text:p>
              </table:table-cell>
              <table:table-cell office:value-type="float" office:value="0.1293">
                <text:p>0.12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82">
                <text:p>0.882</text:p>
              </table:table-cell>
              <table:table-cell office:value-type="float" office:value="0.1302">
                <text:p>0.13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83">
                <text:p>0.883</text:p>
              </table:table-cell>
              <table:table-cell office:value-type="float" office:value="0.1306">
                <text:p>0.13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8">
                <text:p>0.88</text:p>
              </table:table-cell>
              <table:table-cell office:value-type="float" office:value="0.1308">
                <text:p>0.13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82">
                <text:p>0.882</text:p>
              </table:table-cell>
              <table:table-cell office:value-type="float" office:value="0.1286">
                <text:p>0.12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8">
                <text:p>0.88</text:p>
              </table:table-cell>
              <table:table-cell office:value-type="float" office:value="0.1313">
                <text:p>0.1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009">
                <text:p>0.1009</text:p>
              </table:table-cell>
              <table:table-cell office:value-type="float" office:value="0.1306">
                <text:p>0.13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89">
                <text:p>0.989</text:p>
              </table:table-cell>
              <table:table-cell office:value-type="float" office:value="0.1314">
                <text:p>0.13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6">
                <text:p>0.956</text:p>
              </table:table-cell>
              <table:table-cell office:value-type="float" office:value="0.1309">
                <text:p>0.13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83">
                <text:p>0.883</text:p>
              </table:table-cell>
              <table:table-cell office:value-type="float" office:value="0.1318">
                <text:p>0.13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9">
                <text:p>0.879</text:p>
              </table:table-cell>
              <table:table-cell office:value-type="float" office:value="0.1294">
                <text:p>0.12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3">
                <text:p>0.88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85">
                <text:p>0.885</text:p>
              </table:table-cell>
              <table:table-cell office:value-type="float" office:value="0.1293">
                <text:p>0.1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81">
                <text:p>0.88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84">
                <text:p>0.884</text:p>
              </table:table-cell>
              <table:table-cell office:value-type="float" office:value="0.1314">
                <text:p>0.13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81">
                <text:p>0.881</text:p>
              </table:table-cell>
              <table:table-cell office:value-type="float" office:value="0.1296">
                <text:p>0.12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85">
                <text:p>0.885</text:p>
              </table:table-cell>
              <table:table-cell office:value-type="float" office:value="0.1317">
                <text:p>0.13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86">
                <text:p>0.986</text:p>
              </table:table-cell>
              <table:table-cell office:value-type="float" office:value="0.1325">
                <text:p>0.13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01">
                <text:p>0.101</text:p>
              </table:table-cell>
              <table:table-cell office:value-type="float" office:value="0.1298">
                <text:p>0.12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76">
                <text:p>0.1076</text:p>
              </table:table-cell>
              <table:table-cell office:value-type="float" office:value="0.1291">
                <text:p>0.12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3">
                <text:p>0.883</text:p>
              </table:table-cell>
              <table:table-cell office:value-type="float" office:value="0.1309">
                <text:p>0.13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7">
                <text:p>0.887</text:p>
              </table:table-cell>
              <table:table-cell office:value-type="float" office:value="0.1301">
                <text:p>0.13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1398">
                <text:p>0.13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135">
                <text:p>0.1135</text:p>
              </table:table-cell>
              <table:table-cell office:value-type="float" office:value="0.1785">
                <text:p>0.17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135">
                <text:p>0.1135</text:p>
              </table:table-cell>
              <table:table-cell office:value-type="float" office:value="0.1742">
                <text:p>0.17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132">
                <text:p>0.1132</text:p>
              </table:table-cell>
              <table:table-cell office:value-type="float" office:value="0.1674">
                <text:p>0.16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128">
                <text:p>0.1128</text:p>
              </table:table-cell>
              <table:table-cell office:value-type="float" office:value="0.1746">
                <text:p>0.17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13">
                <text:p>0.113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133">
                <text:p>0.1133</text:p>
              </table:table-cell>
              <table:table-cell office:value-type="float" office:value="0.1666">
                <text:p>0.16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13">
                <text:p>0.113</text:p>
              </table:table-cell>
              <table:table-cell office:value-type="float" office:value="0.1791">
                <text:p>0.17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131">
                <text:p>0.1131</text:p>
              </table:table-cell>
              <table:table-cell office:value-type="float" office:value="0.1904">
                <text:p>0.19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131">
                <text:p>0.1131</text:p>
              </table:table-cell>
              <table:table-cell office:value-type="float" office:value="0.1802">
                <text:p>0.18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147">
                <text:p>0.1147</text:p>
              </table:table-cell>
              <table:table-cell office:value-type="float" office:value="0.1685">
                <text:p>0.16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129">
                <text:p>0.1129</text:p>
              </table:table-cell>
              <table:table-cell office:value-type="float" office:value="0.1795">
                <text:p>0.17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136">
                <text:p>0.1136</text:p>
              </table:table-cell>
              <table:table-cell office:value-type="float" office:value="0.1686">
                <text:p>0.16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129">
                <text:p>0.1129</text:p>
              </table:table-cell>
              <table:table-cell office:value-type="float" office:value="0.1831">
                <text:p>0.18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134">
                <text:p>0.1134</text:p>
              </table:table-cell>
              <table:table-cell office:value-type="float" office:value="0.1786">
                <text:p>0.17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141">
                <text:p>0.1141</text:p>
              </table:table-cell>
              <table:table-cell office:value-type="float" office:value="0.1807">
                <text:p>0.18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126">
                <text:p>0.1126</text:p>
              </table:table-cell>
              <table:table-cell office:value-type="float" office:value="0.1687">
                <text:p>0.16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138">
                <text:p>0.1138</text:p>
              </table:table-cell>
              <table:table-cell office:value-type="float" office:value="0.1687">
                <text:p>0.16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136">
                <text:p>0.1136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155">
                <text:p>0.1155</text:p>
              </table:table-cell>
              <table:table-cell office:value-type="float" office:value="0.1777">
                <text:p>0.17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134">
                <text:p>0.1134</text:p>
              </table:table-cell>
              <table:table-cell office:value-type="float" office:value="0.1807">
                <text:p>0.18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35">
                <text:p>0.1135</text:p>
              </table:table-cell>
              <table:table-cell office:value-type="float" office:value="0.1761">
                <text:p>0.17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32">
                <text:p>0.113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39">
                <text:p>0.1139</text:p>
              </table:table-cell>
              <table:table-cell office:value-type="float" office:value="0.1709">
                <text:p>0.17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36">
                <text:p>0.1136</text:p>
              </table:table-cell>
              <table:table-cell office:value-type="float" office:value="0.1686">
                <text:p>0.16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28">
                <text:p>0.1128</text:p>
              </table:table-cell>
              <table:table-cell office:value-type="float" office:value="0.1685">
                <text:p>0.16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32">
                <text:p>0.1132</text:p>
              </table:table-cell>
              <table:table-cell office:value-type="float" office:value="0.1685">
                <text:p>0.16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3">
                <text:p>0.113</text:p>
              </table:table-cell>
              <table:table-cell office:value-type="float" office:value="0.1669">
                <text:p>0.16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26">
                <text:p>0.1126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34">
                <text:p>0.1134</text:p>
              </table:table-cell>
              <table:table-cell office:value-type="float" office:value="0.1843">
                <text:p>0.18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29">
                <text:p>0.1129</text:p>
              </table:table-cell>
              <table:table-cell office:value-type="float" office:value="0.1792">
                <text:p>0.17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455">
                <text:p>0.1455</text:p>
              </table:table-cell>
              <table:table-cell office:value-type="float" office:value="0.2093">
                <text:p>0.20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453">
                <text:p>0.1453</text:p>
              </table:table-cell>
              <table:table-cell office:value-type="float" office:value="0.2202">
                <text:p>0.22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482">
                <text:p>0.1482</text:p>
              </table:table-cell>
              <table:table-cell office:value-type="float" office:value="0.2167">
                <text:p>0.21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442">
                <text:p>0.1442</text:p>
              </table:table-cell>
              <table:table-cell office:value-type="float" office:value="0.2056">
                <text:p>0.20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491">
                <text:p>0.1491</text:p>
              </table:table-cell>
              <table:table-cell office:value-type="float" office:value="0.2164">
                <text:p>0.21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45">
                <text:p>0.145</text:p>
              </table:table-cell>
              <table:table-cell office:value-type="float" office:value="0.2194">
                <text:p>0.21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451">
                <text:p>0.1451</text:p>
              </table:table-cell>
              <table:table-cell office:value-type="float" office:value="0.2199">
                <text:p>0.21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493">
                <text:p>0.1493</text:p>
              </table:table-cell>
              <table:table-cell office:value-type="float" office:value="0.2876">
                <text:p>0.28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45">
                <text:p>0.145</text:p>
              </table:table-cell>
              <table:table-cell office:value-type="float" office:value="0.2176">
                <text:p>0.21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379">
                <text:p>0.1379</text:p>
              </table:table-cell>
              <table:table-cell office:value-type="float" office:value="0.2107">
                <text:p>0.21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376">
                <text:p>0.1376</text:p>
              </table:table-cell>
              <table:table-cell office:value-type="float" office:value="0.2066">
                <text:p>0.20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8">
                <text:p>0.138</text:p>
              </table:table-cell>
              <table:table-cell office:value-type="float" office:value="0.2059">
                <text:p>0.20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371">
                <text:p>0.1371</text:p>
              </table:table-cell>
              <table:table-cell office:value-type="float" office:value="0.2175">
                <text:p>0.21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81">
                <text:p>0.1381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79">
                <text:p>0.1379</text:p>
              </table:table-cell>
              <table:table-cell office:value-type="float" office:value="0.2078">
                <text:p>0.20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71">
                <text:p>0.1371</text:p>
              </table:table-cell>
              <table:table-cell office:value-type="float" office:value="0.2084">
                <text:p>0.20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77">
                <text:p>0.1377</text:p>
              </table:table-cell>
              <table:table-cell office:value-type="float" office:value="0.2207">
                <text:p>0.22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75">
                <text:p>0.1375</text:p>
              </table:table-cell>
              <table:table-cell office:value-type="float" office:value="0.2225">
                <text:p>0.22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67">
                <text:p>0.1367</text:p>
              </table:table-cell>
              <table:table-cell office:value-type="float" office:value="0.2075">
                <text:p>0.20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76">
                <text:p>0.1376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381">
                <text:p>0.1381</text:p>
              </table:table-cell>
              <table:table-cell office:value-type="float" office:value="0.2204">
                <text:p>0.22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372">
                <text:p>0.1372</text:p>
              </table:table-cell>
              <table:table-cell office:value-type="float" office:value="0.2184">
                <text:p>0.21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392">
                <text:p>0.1392</text:p>
              </table:table-cell>
              <table:table-cell office:value-type="float" office:value="0.2057">
                <text:p>0.20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395">
                <text:p>0.1395</text:p>
              </table:table-cell>
              <table:table-cell office:value-type="float" office:value="0.2076">
                <text:p>0.20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378">
                <text:p>0.1378</text:p>
              </table:table-cell>
              <table:table-cell office:value-type="float" office:value="0.2219">
                <text:p>0.22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382">
                <text:p>0.1382</text:p>
              </table:table-cell>
              <table:table-cell office:value-type="float" office:value="0.2188">
                <text:p>0.21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377">
                <text:p>0.1377</text:p>
              </table:table-cell>
              <table:table-cell office:value-type="float" office:value="0.2153">
                <text:p>0.21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54">
                <text:p>0.1454</text:p>
              </table:table-cell>
              <table:table-cell office:value-type="float" office:value="0.2149">
                <text:p>0.21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46">
                <text:p>0.1446</text:p>
              </table:table-cell>
              <table:table-cell office:value-type="float" office:value="0.2188">
                <text:p>0.21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68">
                <text:p>0.1468</text:p>
              </table:table-cell>
              <table:table-cell office:value-type="float" office:value="0.2221">
                <text:p>0.22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